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5"/>
          <table:table-cell table:style-name="ce8" table:formula="of:=IF([.F4]/)" office:value-type="string" office:string-value="" calcext:value-type="error" table:number-columns-spanned="4" table:number-rows-spanned="2">
            <text:p>Błąd:511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8:41:17.4601335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9-04-03T08:45:46.149881280</dc:date>
    <meta:generator>LibreOffice/6.0.7.3$Linux_X86_64 LibreOffice_project/00m0$Build-3</meta:generator>
    <meta:editing-duration>PT5M20S</meta:editing-duration>
    <meta:editing-cycles>2</meta:editing-cycles>
    <meta:document-statistic meta:table-count="3" meta:cell-count="6006" meta:object-count="0"/>
  </office:meta>
</office:document-meta>
</file>